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r Osterbäckerei…</text:p>
      <text:p text:style-name="Standard"><text:line-break/><text:line-break/>Als Mutter Hase zur Schlafkoje ihres etwas faulen Sohns kommt, schläft dieser noch tief und fest. So wie immer … „Wenn es jetzt nicht so dringend wäre!“, ärgert sie sich im Stillen und macht sich leicht missmutig daran ihren Sohn aufzuwecken. Dies stellt sich als ziemlich mühsam heraus, denn er schläft einfach unbeirrt weiter. Frau Hase stöhnt leise auf.<text:line-break/>Sie geht in die Küche, in der die fünf kleinen Eichhörnchenkinder von nebenan schon ungeduldig warten, und beginnt, die Zutaten für das Osterlamm, das sie heute backen wollen, herauszuräumen. Dabei wollen ihr die Kleinen natürlich helfen und so wuseln sie aufgedreht zwischen ihren Beinen herum. Jeder von ihnen will seinen Beitrag zur Arbeit leisten und auch etwas zur Arbeitsfläche tragen. „Immer langsam!“, meint die Häsin gutmütig und gibt jedem der Eichhörnchen eine der Zutaten.<text:line-break/>Als sie gerade im Schrank nach der Speisestärke sucht, hört sie plötzlich ein zischendes Geräusch, so als würde etwas zerreisen und dann einen kläglichen Schluchzer. Sie dreht sich erschrocken um und sieht das Kleinste der Eichhörnchen, über und über mit Mehl bestäubt, weinend und jammernd am Boden sitzen, vor sich die aufgeplatzte Tüte. „Ist mir einfach so aus der Hand gefallen“, schluchzt es. Die anderen Kinder stehen um es herum und schauen schuldbewusst. Frau Hase kann sich schon denken, was passiert ist …<text:line-break/>Sie geht zu dem Kleinen hin, tröstet ihn, wischt und kehrt das überall verstreute Mehl auf und sucht eine neue Packung hervor. <text:line-break/>Schließlich, als alle Zutaten ohne weitere Zwischenfälle auf der Arbeitsfläche deponiert sind, erscheint auch endlich der Hasensohn gähnend in der Tür. „Da bist du ja endlich!“, meint die Hasenmutter mit einem leicht vorwurfsvollen Ton, “wir haben schon alles, was wir benötigen, herbeigeräumt.“ Sie zeigt auf den Tisch, auf dem Eier, Zucker, Vanillezucker, eine ganze Tüte Mehl, Speisestärke und Butter liegen. Der Osterhasenjunge brummelt nur etwas vor sich hin und gähnt noch einmal ausgiebig. Seine Mutter mustert ihn mit einem etwas missbilligenden Blick. „Er ist schon sehr faul und lässt sich ziemlich gehen …“, denkt sie sich.<text:line-break/>„Gut, dann können wir ja jetzt anfangen. Habt ihr alle eure Hände gewaschen?“ Die Eichhörnchen grinsen und flitzen, gefolgt vom Hasen, der sich ihnen etwas langsamer anschließt, Richtung Waschbecken davon. Lautes Gelächter und Gekreische zeigen der Hasenmutter, dass die Kinder eine Art Wasserschlacht veranstalten. Ihr entfährt wieder ein leises Stöhnen und sie nimmt sich die Waage zur Hand, um die Zutaten abzuwiegen. Als alle wieder mit feuchtem Fell vom „Händewaschen“ zurückgekommen sind, erklärt sie: „Zuerst müssen wir die drei Eier, das Eigelb, 125 g Zucker und ein Päckchen Vanillezucker schaumig rühren.“ Das wollen natürlich sofort alle Kinder übernehmen! Nach einer kurzen Diskussion darüber, wer mit dem Rührgerät arbeiten darf, beginnen sie unter Frau Hases Anleitung die Zutaten zu vermischen und schaumig zu rühren.<text:line-break/>Beim Rühren spritzt es nur so und am Ende ist das Eichhörnchenkind, das rühren durfte, ganz gefleckt im Gesicht. „So, als Nächstes müssen wir 25 g Speisestärke mit den 125 g Mehl verrühren“, meldet sich Mutter Hase wieder zu Wort. Auch das wird mit viel Gelächter und Gespritze ausgeführt. Das Mehl staubt und die Kleinen sind jetzt ausnahmslos alle ganz weiß im Gesicht. „Magst du mal bitte ein Sieb und einen Löffel holen? Du könntest dich hier überhaupt ein bisschen mehr betätigen!“, wendet sich die Mutter mit angesäuerter Mine an ihren Sohn, der mit gelangweiltem Blick am Tisch lehnt und vor sich hinträumt. Er schlurft gemächlich los und kommt mit den gewünschten Gegenständen zurück.<text:line-break/>Frau Hase ruft die noch immer lachenden und herumspritzenden Kinder zur Ordnung und fährt fort: „Jetzt muss das Mehl-Speisestärke-Gemisch auf den Eierschaum gesiebt und dann vorsichtig untergehoben werden. Ich wäre dafür, dass ich das jetzt erledige und ihr euch solange mal alle die Gesichter wascht.“ Die Kinder rennen wieder johlend ins Bad, um ihre Wasserschlacht fortzusetzen und die Hasenmutter verrichtet mit einigen geübten Griffen die noch anstehende Arbeit. Sie nimmt 75 g Butter und beginnt, diese zu erwärmen. Während die Butter wieder abkühlt kommen auch die Kinder nach und nach zurück. Alle wieder mit nassem Fell, aber ohne Mehl und Teig.<text:line-break/><text:soft-page-break/>Gespannt beobachten die Eichhörnchen und der jetzt doch etwas aufmerksamer gewordene Hase, wie die Mutter die Butter tropfenweise unter den Teig zieht. <text:line-break/>Danach holt sie eine zweiteilige Osterlammform aus dem Schrank, fettet diese ein und gibt den Teig hinein.<text:line-break/>Eines der Eichhörnchen bekommt den Auftrag, den Ofen auf 180 °C zu heizen und die Eieruhr auf 35 Minuten zu stellen. Stolz beobachten dann alle, wie Frau Hase „ihr“ Osterlamm in den Ofen schiebt. Kaum ist die Klappe des Ofens zu, rennen die Kleinen, abgesehen vom Hasensohn, der wieder langsam in Richtung seiner Koje trottet, jubelnd zum Spielen nach draußen und lassen die Häsin mit dem ganzen Dreck alleine. Diese schmunzelt nur leicht und beginnt, das Chaos zu beseitig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ire </meta:initial-creator>
    <meta:creation-date>2012-03-15T11:01:07</meta:creation-date>
    <meta:document-statistic meta:table-count="0" meta:image-count="0" meta:object-count="0" meta:page-count="2" meta:paragraph-count="2" meta:word-count="807" meta:character-count="5062"/>
    <dc:date>2012-03-15T11:01:41</dc:date>
    <dc:creator>noire </dc:creator>
    <meta:editing-duration>PT00H00M37S</meta:editing-duration>
    <meta:editing-cycles>1</meta:editing-cycles>
    <meta:generator>OpenOffice.org/3.2$Linux OpenOffice.org_project/320m12$Build-9483</meta:generator>
  </office:meta>
</office:document-meta>
</file>